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66cm"/>
    </style:style>
    <style:style style:name="co2" style:family="table-column">
      <style:table-column-properties fo:break-before="auto" style:column-width="2.84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0.4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00423_2254benchmar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2486288" calcext:value-type="float">
            <text:p>2486288</text:p>
          </table:table-cell>
          <table:table-cell/>
          <table:table-cell office:value-type="string" calcext:value-type="string">
            <text:p>vs old</text:p>
          </table:table-cell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2938395" calcext:value-type="float">
            <text:p>2938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3773106" calcext:value-type="float">
            <text:p>3773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2745303" calcext:value-type="float">
            <text:p>27453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5417669" calcext:value-type="float">
            <text:p>5417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8" calcext:value-type="float">
            <text:p>8</text:p>
          </table:table-cell>
          <table:table-cell office:value-type="float" office:value="3496078" calcext:value-type="float">
            <text:p>3496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317404" calcext:value-type="float">
            <text:p>4317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237830" calcext:value-type="float">
            <text:p>5237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772217" calcext:value-type="float">
            <text:p>477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37815" calcext:value-type="float">
            <text:p>4537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440592" calcext:value-type="float">
            <text:p>644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318464" calcext:value-type="float">
            <text:p>6318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709201" calcext:value-type="float">
            <text:p>2709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919745" calcext:value-type="float">
            <text:p>2919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3829288" calcext:value-type="float">
            <text:p>3829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3367315" calcext:value-type="float">
            <text:p>3367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3447109" calcext:value-type="float">
            <text:p>3447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4183156" calcext:value-type="float">
            <text:p>418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43025" calcext:value-type="float">
            <text:p>43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65391" calcext:value-type="float">
            <text:p>165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169991" calcext:value-type="float">
            <text:p>169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02538" calcext:value-type="float">
            <text:p>502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93464" calcext:value-type="float">
            <text:p>5934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8" calcext:value-type="float">
            <text:p>8</text:p>
          </table:table-cell>
          <table:table-cell office:value-type="float" office:value="594137" calcext:value-type="float">
            <text:p>594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4368" calcext:value-type="float">
            <text:p>4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7614" calcext:value-type="float">
            <text:p>76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591" calcext:value-type="float">
            <text:p>6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4677" calcext:value-type="float">
            <text:p>6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5049" calcext:value-type="float">
            <text:p>65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8" calcext:value-type="float">
            <text:p>8</text:p>
          </table:table-cell>
          <table:table-cell office:value-type="float" office:value="69043" calcext:value-type="float">
            <text:p>69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99681" calcext:value-type="float">
            <text:p>99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06829" calcext:value-type="float">
            <text:p>506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171404" calcext:value-type="float">
            <text:p>171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272116" calcext:value-type="float">
            <text:p>272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08899" calcext:value-type="float">
            <text:p>508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8" calcext:value-type="float">
            <text:p>8</text:p>
          </table:table-cell>
          <table:table-cell office:value-type="float" office:value="559406" calcext:value-type="float">
            <text:p>559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61628" calcext:value-type="float">
            <text:p>2261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26315" calcext:value-type="float">
            <text:p>2726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103620" calcext:value-type="float">
            <text:p>41036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27346" calcext:value-type="float">
            <text:p>2527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06188" calcext:value-type="float">
            <text:p>2506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61871" calcext:value-type="float">
            <text:p>2961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728" calcext:value-type="float">
            <text:p>26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120" calcext:value-type="float">
            <text:p>181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826" calcext:value-type="float">
            <text:p>27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1092" calcext:value-type="float">
            <text:p>141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2959" calcext:value-type="float">
            <text:p>14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6049" calcext:value-type="float">
            <text:p>146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093" calcext:value-type="float">
            <text:p>20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706" calcext:value-type="float">
            <text:p>25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820" calcext:value-type="float">
            <text:p>42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5307" calcext:value-type="float">
            <text:p>14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0262" calcext:value-type="float">
            <text:p>160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4863" calcext:value-type="float">
            <text:p>154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706" calcext:value-type="float">
            <text:p>24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5199" calcext:value-type="float">
            <text:p>35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3341" calcext:value-type="float">
            <text:p>5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7186" calcext:value-type="float">
            <text:p>1471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9291" calcext:value-type="float">
            <text:p>169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9747" calcext:value-type="float">
            <text:p>1697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9173" calcext:value-type="float">
            <text:p>29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7154" calcext:value-type="float">
            <text:p>67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8684" calcext:value-type="float">
            <text:p>68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9041" calcext:value-type="float">
            <text:p>1490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8789" calcext:value-type="float">
            <text:p>188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4900" calcext:value-type="float">
            <text:p>184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6973" calcext:value-type="float">
            <text:p>369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80055" calcext:value-type="float">
            <text:p>80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9576" calcext:value-type="float">
            <text:p>795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0133" calcext:value-type="float">
            <text:p>15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0326" calcext:value-type="float">
            <text:p>19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9605" calcext:value-type="float">
            <text:p>189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984" calcext:value-type="float">
            <text:p>34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5395" calcext:value-type="float">
            <text:p>95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4508" calcext:value-type="float">
            <text:p>94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0133" calcext:value-type="float">
            <text:p>160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6271" calcext:value-type="float">
            <text:p>2062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4976" calcext:value-type="float">
            <text:p>2049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515" calcext:value-type="float">
            <text:p>445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7985" calcext:value-type="float">
            <text:p>579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0997" calcext:value-type="float">
            <text:p>110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9381" calcext:value-type="float">
            <text:p>159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8877" calcext:value-type="float">
            <text:p>218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1103" calcext:value-type="float">
            <text:p>211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7536" calcext:value-type="float">
            <text:p>67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4078" calcext:value-type="float">
            <text:p>124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5707" calcext:value-type="float">
            <text:p>105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1885" calcext:value-type="float">
            <text:p>181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3695" calcext:value-type="float">
            <text:p>203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7767" calcext:value-type="float">
            <text:p>217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3423" calcext:value-type="float">
            <text:p>534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39876" calcext:value-type="float">
            <text:p>13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5453" calcext:value-type="float">
            <text:p>14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7242" calcext:value-type="float">
            <text:p>157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8016" calcext:value-type="float">
            <text:p>248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6850" calcext:value-type="float">
            <text:p>246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583" calcext:value-type="float">
            <text:p>50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53883" calcext:value-type="float">
            <text:p>1538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2656" calcext:value-type="float">
            <text:p>162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7514" calcext:value-type="float">
            <text:p>1775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0185" calcext:value-type="float">
            <text:p>260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8692" calcext:value-type="float">
            <text:p>2486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5982" calcext:value-type="float">
            <text:p>65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6991" calcext:value-type="float">
            <text:p>1669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73881" calcext:value-type="float">
            <text:p>173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0164" calcext:value-type="float">
            <text:p>190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4861" calcext:value-type="float">
            <text:p>274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3811" calcext:value-type="float">
            <text:p>273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5400" calcext:value-type="float">
            <text:p>65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5042" calcext:value-type="float">
            <text:p>1950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81672" calcext:value-type="float">
            <text:p>181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1808" calcext:value-type="float">
            <text:p>191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8837" calcext:value-type="float">
            <text:p>2888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6095" calcext:value-type="float">
            <text:p>286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67191" calcext:value-type="float">
            <text:p>67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4220" calcext:value-type="float">
            <text:p>2142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4917" calcext:value-type="float">
            <text:p>2049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5504" calcext:value-type="float">
            <text:p>195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0750" calcext:value-type="float">
            <text:p>220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07517" calcext:value-type="float">
            <text:p>2075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9928" calcext:value-type="float">
            <text:p>79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5635" calcext:value-type="float">
            <text:p>22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4753" calcext:value-type="float">
            <text:p>23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0901" calcext:value-type="float">
            <text:p>210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19526" calcext:value-type="float">
            <text:p>319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17143" calcext:value-type="float">
            <text:p>31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79334" calcext:value-type="float">
            <text:p>79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2471" calcext:value-type="float">
            <text:p>232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45880" calcext:value-type="float">
            <text:p>24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7011" calcext:value-type="float">
            <text:p>227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6065" calcext:value-type="float">
            <text:p>326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6941" calcext:value-type="float">
            <text:p>326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1855" calcext:value-type="float">
            <text:p>9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64194" calcext:value-type="float">
            <text:p>26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1770" calcext:value-type="float">
            <text:p>161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13198" calcext:value-type="float">
            <text:p>2131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4999" calcext:value-type="float">
            <text:p>274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7525" calcext:value-type="float">
            <text:p>307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6205" calcext:value-type="float">
            <text:p>96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5273" calcext:value-type="float">
            <text:p>22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6978" calcext:value-type="float">
            <text:p>2869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6609" calcext:value-type="float">
            <text:p>226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7613" calcext:value-type="float">
            <text:p>387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6405" calcext:value-type="float">
            <text:p>3764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8746" calcext:value-type="float">
            <text:p>108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93894" calcext:value-type="float">
            <text:p>193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08703" calcext:value-type="float">
            <text:p>308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28925" calcext:value-type="float">
            <text:p>228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8719" calcext:value-type="float">
            <text:p>388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9509" calcext:value-type="float">
            <text:p>389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04106" calcext:value-type="float">
            <text:p>104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41757" calcext:value-type="float">
            <text:p>341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30709" calcext:value-type="float">
            <text:p>330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39502" calcext:value-type="float">
            <text:p>2395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0608" calcext:value-type="float">
            <text:p>420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0583" calcext:value-type="float">
            <text:p>420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17421" calcext:value-type="float">
            <text:p>1174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0234" calcext:value-type="float">
            <text:p>37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62333" calcext:value-type="float">
            <text:p>162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0822" calcext:value-type="float">
            <text:p>250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3497" calcext:value-type="float">
            <text:p>253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2568" calcext:value-type="float">
            <text:p>4425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94518" calcext:value-type="float">
            <text:p>945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76843" calcext:value-type="float">
            <text:p>376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91205" calcext:value-type="float">
            <text:p>391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3389" calcext:value-type="float">
            <text:p>253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33189" calcext:value-type="float">
            <text:p>43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63035" calcext:value-type="float">
            <text:p>463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28106" calcext:value-type="float">
            <text:p>128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82162" calcext:value-type="float">
            <text:p>38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27343" calcext:value-type="float">
            <text:p>4273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57059" calcext:value-type="float">
            <text:p>2570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5603" calcext:value-type="float">
            <text:p>445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03473" calcext:value-type="float">
            <text:p>503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3137" calcext:value-type="float">
            <text:p>14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1605" calcext:value-type="float">
            <text:p>451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54140" calcext:value-type="float">
            <text:p>4541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76152" calcext:value-type="float">
            <text:p>27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25926" calcext:value-type="float">
            <text:p>525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325171" calcext:value-type="float">
            <text:p>325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140069" calcext:value-type="float">
            <text:p>140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80739" calcext:value-type="float">
            <text:p>48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448669" calcext:value-type="float">
            <text:p>448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NAIVE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281533" calcext:value-type="float">
            <text:p>2815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RAY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59858" calcext:value-type="float">
            <text:p>5598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aSRG_ERC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8" calcext:value-type="float">
            <text:p>8</text:p>
          </table:table-cell>
          <table:table-cell office:value-type="float" office:value="553436" calcext:value-type="float">
            <text:p>553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6549350" calcext:value-type="float">
            <text:p>6549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BoneMaskHigh</text:p>
          </table:table-cell>
          <table:table-cell office:value-type="float" office:value="2127360000" calcext:value-type="float">
            <text:p>2127360000</text:p>
          </table:table-cell>
          <table:table-cell office:value-type="float" office:value="1" calcext:value-type="float">
            <text:p>1</text:p>
          </table:table-cell>
          <table:table-cell office:value-type="float" office:value="6193831" calcext:value-type="float">
            <text:p>6193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137857" calcext:value-type="float">
            <text:p>10137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Cub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939885" calcext:value-type="float">
            <text:p>99398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7545910" calcext:value-type="float">
            <text:p>75459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ad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7212291" calcext:value-type="float">
            <text:p>7212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98855" calcext:value-type="float">
            <text:p>98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Maus mit Draht</text:p>
          </table:table-cell>
          <table:table-cell office:value-type="float" office:value="495846240" calcext:value-type="float">
            <text:p>495846240</text:p>
          </table:table-cell>
          <table:table-cell office:value-type="float" office:value="1" calcext:value-type="float">
            <text:p>1</text:p>
          </table:table-cell>
          <table:table-cell office:value-type="float" office:value="147682" calcext:value-type="float">
            <text:p>1476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3950" calcext:value-type="float">
            <text:p>39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eleton</text:p>
          </table:table-cell>
          <table:table-cell office:value-type="float" office:value="26250510" calcext:value-type="float">
            <text:p>26250510</text:p>
          </table:table-cell>
          <table:table-cell office:value-type="float" office:value="1" calcext:value-type="float">
            <text:p>1</text:p>
          </table:table-cell>
          <table:table-cell office:value-type="float" office:value="13410" calcext:value-type="float">
            <text:p>13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273058" calcext:value-type="float">
            <text:p>2730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kull of mouse</text:p>
          </table:table-cell>
          <table:table-cell office:value-type="float" office:value="350280000" calcext:value-type="float">
            <text:p>350280000</text:p>
          </table:table-cell>
          <table:table-cell office:value-type="float" office:value="1" calcext:value-type="float">
            <text:p>1</text:p>
          </table:table-cell>
          <table:table-cell office:value-type="float" office:value="267115" calcext:value-type="float">
            <text:p>2671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95149" calcext:value-type="float">
            <text:p>5395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SphereFull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991525" calcext:value-type="float">
            <text:p>499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7018" calcext:value-type="float">
            <text:p>17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1931" calcext:value-type="float">
            <text:p>319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013" calcext:value-type="float">
            <text:p>240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8619" calcext:value-type="float">
            <text:p>38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2937" calcext:value-type="float">
            <text:p>32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44194" calcext:value-type="float">
            <text:p>44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38492" calcext:value-type="float">
            <text:p>38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116" calcext:value-type="float">
            <text:p>53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1714" calcext:value-type="float">
            <text:p>51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0520" calcext:value-type="float">
            <text:p>605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53898" calcext:value-type="float">
            <text:p>538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5987" calcext:value-type="float">
            <text:p>65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65261" calcext:value-type="float">
            <text:p>6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3601" calcext:value-type="float">
            <text:p>7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4788" calcext:value-type="float">
            <text:p>74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4896" calcext:value-type="float">
            <text:p>74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78871" calcext:value-type="float">
            <text:p>78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3236" calcext:value-type="float">
            <text:p>832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7877" calcext:value-type="float">
            <text:p>87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88902" calcext:value-type="float">
            <text:p>8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5269" calcext:value-type="float">
            <text:p>105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97136" calcext:value-type="float">
            <text:p>971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20592" calcext:value-type="float">
            <text:p>12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04396" calcext:value-type="float">
            <text:p>104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3970" calcext:value-type="float">
            <text:p>1139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11281" calcext:value-type="float">
            <text:p>111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6683" calcext:value-type="float">
            <text:p>1366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5438" calcext:value-type="float">
            <text:p>135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8482" calcext:value-type="float">
            <text:p>1384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5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30144" calcext:value-type="float">
            <text:p>130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5718" calcext:value-type="float">
            <text:p>155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6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57174" calcext:value-type="float">
            <text:p>157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8896" calcext:value-type="float">
            <text:p>168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7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822" calcext:value-type="float">
            <text:p>163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3447" calcext:value-type="float">
            <text:p>183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8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7872" calcext:value-type="float">
            <text:p>1678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1508" calcext:value-type="float">
            <text:p>191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19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63817" calcext:value-type="float">
            <text:p>1638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1004" calcext:value-type="float">
            <text:p>201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0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85261" calcext:value-type="float">
            <text:p>1852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5062" calcext:value-type="float">
            <text:p>195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1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197948" calcext:value-type="float">
            <text:p>1979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10725" calcext:value-type="float">
            <text:p>210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2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1047" calcext:value-type="float">
            <text:p>201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31838" calcext:value-type="float">
            <text:p>231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3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09653" calcext:value-type="float">
            <text:p>209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62717" calcext:value-type="float">
            <text:p>2627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SRGcib</text:p>
          </table:table-cell>
          <table:table-cell office:value-type="string" calcext:value-type="string">
            <text:p><text:s/>Helix_D24</text:p>
          </table:table-cell>
          <table:table-cell office:value-type="float" office:value="216000000" calcext:value-type="float">
            <text:p>216000000</text:p>
          </table:table-cell>
          <table:table-cell office:value-type="float" office:value="1" calcext:value-type="float">
            <text:p>1</text:p>
          </table:table-cell>
          <table:table-cell office:value-type="float" office:value="244737" calcext:value-type="float">
            <text:p>2447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23T23:22:53.258555095</dc:date>
    <meta:editing-duration>PT3M51S</meta:editing-duration>
    <meta:editing-cycles>1</meta:editing-cycles>
    <meta:document-statistic meta:table-count="1" meta:cell-count="1241" meta:object-count="0"/>
    <meta:generator>LibreOffice/6.3.5.2$Linux_X86_64 LibreOffice_project/30$Build-2</meta:generator>
  </office:meta>
</office:document-meta>
</file>